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CDD248011D93D44AC2.png" manifest:media-type="image/png"/>
  <manifest:file-entry manifest:full-path="Pictures/100000000000026D000001BED10F2E8FE5AF71B9.png" manifest:media-type="image/png"/>
  <manifest:file-entry manifest:full-path="Pictures/100000000000011F0000009CBD0334E6E6634BEC.png" manifest:media-type="image/png"/>
  <manifest:file-entry manifest:full-path="Pictures/10000000000001EB000001F07C7DC275B0342A7E.png" manifest:media-type="image/png"/>
  <manifest:file-entry manifest:full-path="Pictures/100000000000015A0000002FEE00570B100E8541.png" manifest:media-type="image/png"/>
  <manifest:file-entry manifest:full-path="Pictures/10000000000001360000005438902F7E8C9C9220.png" manifest:media-type="image/png"/>
  <manifest:file-entry manifest:full-path="Pictures/1000000000000140000000932867CADA45CB71AC.png" manifest:media-type="image/png"/>
  <manifest:file-entry manifest:full-path="Pictures/1000000000000223000001217186239A27AC2577.png" manifest:media-type="image/png"/>
  <manifest:file-entry manifest:full-path="Pictures/10000000000001DD0000005C33C46D63F0B39418.png" manifest:media-type="image/png"/>
  <manifest:file-entry manifest:full-path="Pictures/100000000000017F0000023B1D0816656ACAC19D.png" manifest:media-type="image/png"/>
  <manifest:file-entry manifest:full-path="Pictures/10000000000001D0000001003875E8473BFB17C2.png" manifest:media-type="image/png"/>
  <manifest:file-entry manifest:full-path="Pictures/10000000000001D30000003DC9CC5DA05E3DC587.png" manifest:media-type="image/png"/>
  <manifest:file-entry manifest:full-path="Pictures/10000000000001BE000000AB61FCC21D7C9EC27C.png" manifest:media-type="image/png"/>
  <manifest:file-entry manifest:full-path="Pictures/100000000000010D00000020E45A9CF29D694DD6.png" manifest:media-type="image/png"/>
  <manifest:file-entry manifest:full-path="Pictures/10000000000001D30000010FCFE3CDF32EF00B23.png" manifest:media-type="image/png"/>
  <manifest:file-entry manifest:full-path="Pictures/100000000000026A0000014BC1C05BBACEE9164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-0.7874in" svg:y="0.6862in" svg:width="1.6717in" svg:height="0.7681in" draw:z-index="0"><draw:image xlink:href="Pictures/1000000000000140000000932867CADA45CB71AC.png" xlink:type="simple" xlink:show="embed" xlink:actuate="onLoad"/></draw:frame><draw:frame draw:style-name="fr1" draw:name="Image1" text:anchor-type="paragraph" svg:x="-0.7874in" svg:y="-0.7874in" svg:width="2.6508in" svg:height="1.4008in" draw:z-index="1"><draw:image xlink:href="Pictures/1000000000000223000001217186239A27AC2577.png" xlink:type="simple" xlink:show="embed" xlink:actuate="onLoad"/></draw:frame><draw:frame draw:style-name="fr1" draw:name="Image3" text:anchor-type="paragraph" svg:x="1.9374in" svg:y="-0.7874in" svg:width="2.2728in" svg:height="3.389in" draw:z-index="2"><draw:image xlink:href="Pictures/100000000000017F0000023B1D0816656ACAC19D.png" xlink:type="simple" xlink:show="embed" xlink:actuate="onLoad"/></draw:frame><draw:frame draw:style-name="fr1" draw:name="Image4" text:anchor-type="paragraph" svg:x="3.7154in" svg:y="-0.7319in" svg:width="2.4008in" svg:height="0.9209in" draw:z-index="3"><draw:image xlink:href="Pictures/10000000000001BE000000AB61FCC21D7C9EC27C.png" xlink:type="simple" xlink:show="embed" xlink:actuate="onLoad"/></draw:frame><draw:frame draw:style-name="fr1" draw:name="Image5" text:anchor-type="paragraph" svg:x="-0.7898in" svg:y="1.6165in" svg:width="2.2in" svg:height="0.2984in" draw:z-index="4"><draw:image xlink:href="Pictures/100000000000015A0000002FEE00570B100E8541.png" xlink:type="simple" xlink:show="embed" xlink:actuate="onLoad"/></draw:frame><draw:frame draw:style-name="fr1" draw:name="Image6" text:anchor-type="paragraph" svg:x="-0.7102in" svg:y="1.9846in" svg:width="2.5134in" svg:height="1.4583in" draw:z-index="5"><draw:image xlink:href="Pictures/10000000000001D30000010FCFE3CDF32EF00B23.png" xlink:type="simple" xlink:show="embed" xlink:actuate="onLoad"/></draw:frame><draw:frame draw:style-name="fr1" draw:name="Image7" text:anchor-type="paragraph" svg:x="-0.8055in" svg:y="3.9909in" svg:width="3.048in" svg:height="0.3984in" draw:z-index="6"><draw:image xlink:href="Pictures/10000000000001D30000003DC9CC5DA05E3DC587.png" xlink:type="simple" xlink:show="embed" xlink:actuate="onLoad"/></draw:frame><draw:frame draw:style-name="fr1" draw:name="Image8" text:anchor-type="paragraph" svg:x="-0.7874in" svg:y="3.6591in" svg:width="2.2681in" svg:height="0.2693in" draw:z-index="7"><draw:image xlink:href="Pictures/100000000000010D00000020E45A9CF29D694DD6.png" xlink:type="simple" xlink:show="embed" xlink:actuate="onLoad"/></draw:frame><draw:frame draw:style-name="fr1" draw:name="Image9" text:anchor-type="paragraph" svg:x="-0.7673in" svg:y="4.4846in" svg:width="3.0311in" svg:height="1.672in" draw:z-index="8"><draw:image xlink:href="Pictures/10000000000001D0000001003875E8473BFB17C2.png" xlink:type="simple" xlink:show="embed" xlink:actuate="onLoad"/></draw:frame><draw:frame draw:style-name="fr1" draw:name="Image10" text:anchor-type="paragraph" svg:x="4.3362in" svg:y="0.2846in" svg:width="3.0256in" svg:height="1.6209in" draw:z-index="9"><draw:image xlink:href="Pictures/100000000000026A0000014BC1C05BBACEE91640.png" xlink:type="simple" xlink:show="embed" xlink:actuate="onLoad"/></draw:frame><draw:frame draw:style-name="fr1" draw:name="Image11" text:anchor-type="paragraph" svg:x="4.1547in" svg:y="2.0972in" svg:width="3.3193in" svg:height="0.6409in" draw:z-index="10"><draw:image xlink:href="Pictures/10000000000001DD0000005C33C46D63F0B39418.png" xlink:type="simple" xlink:show="embed" xlink:actuate="onLoad"/></draw:frame><draw:frame draw:style-name="fr1" draw:name="Image12" text:anchor-type="paragraph" svg:x="4.1154in" svg:y="2.7898in" svg:width="3.1047in" svg:height="3.1362in" draw:z-index="11"><draw:image xlink:href="Pictures/10000000000001EB000001F07C7DC275B0342A7E.png" xlink:type="simple" xlink:show="embed" xlink:actuate="onLoad"/></draw:frame><draw:frame draw:style-name="fr1" draw:name="Image13" text:anchor-type="paragraph" svg:x="3.889in" svg:y="5.9736in" svg:width="3.5839in" svg:height="2.5736in" draw:z-index="12"><draw:image xlink:href="Pictures/100000000000026D000001BED10F2E8FE5AF71B9.png" xlink:type="simple" xlink:show="embed" xlink:actuate="onLoad"/></draw:frame><draw:frame draw:style-name="fr1" draw:name="Image14" text:anchor-type="paragraph" svg:x="2.0366in" svg:y="2.811in" svg:width="1.7783in" svg:height="0.9673in" draw:z-index="13"><draw:image xlink:href="Pictures/100000000000011F0000009CBD0334E6E6634BEC.png" xlink:type="simple" xlink:show="embed" xlink:actuate="onLoad"/></draw:frame><draw:frame draw:style-name="fr1" draw:name="Image15" text:anchor-type="paragraph" svg:x="-0.7209in" svg:y="6.4228in" svg:width="2.5882in" svg:height="2.4862in" draw:z-index="14"><draw:image xlink:href="Pictures/10000000000001E0000001CDD248011D93D44AC2.png" xlink:type="simple" xlink:show="embed" xlink:actuate="onLoad"/></draw:frame><draw:frame draw:style-name="fr1" draw:name="Image16" text:anchor-type="paragraph" svg:x="1.6429in" svg:y="5.4811in" svg:width="2.1827in" svg:height="0.5917in" draw:z-index="15"><draw:image xlink:href="Pictures/10000000000001360000005438902F7E8C9C92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8:56:43.039273994</meta:creation-date>
    <dc:date>2019-10-31T10:13:23.629768499</dc:date>
    <meta:editing-duration>PT6M42S</meta:editing-duration>
    <meta:editing-cycles>3</meta:editing-cycles>
    <meta:generator>LibreOffice/5.3.6.1$Linux_X86_64 LibreOffice_project/30$Build-1</meta:generator>
    <meta:document-statistic meta:table-count="0" meta:image-count="16" meta:object-count="0" meta:page-count="1" meta:paragraph-count="0" meta:word-count="0" meta:character-count="0" meta:non-whitespace-character-count="0"/>
  </office:meta>
</office:document-meta>
</file>